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8.69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1" table:style-name="ta1">
        <table:shapes>
          <draw:frame draw:z-index="0" draw:style-name="gr1" draw:text-style-name="P1" svg:width="454.03pt" svg:height="255.23pt" svg:x="401.87pt" svg:y="325.28pt">
            <loext:p draw:notify-on-update-of-ranges="output1.A2:output1.A12 output1.B2:outpu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97.17pt" svg:height="255.26pt" svg:x="414.31pt" svg:y="25.63pt">
            <loext:p draw:notify-on-update-of-ranges="output1.A2:output1.A443 output1.B2:output1.B4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ity Name</text:p>
          </table:table-cell>
          <table:table-cell office:value-type="string" calcext:value-type="string">
            <text:p>Number of Conferences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ew York, US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rcelona, Spai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orto, Portuga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engdu, Sichuan, Chin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ubai, UA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ijing, Chin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ashington DC, US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thens, Greec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ndon, UK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ienna, Austri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ntréal, Canad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ris, Franc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stanbul, Turke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uala Lumpur, Malaysi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n Francisco, CA, US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ydney, Australi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ague, Czech Republi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enoa, Ital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lbourne, VIC, Austral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ulouse, Fran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ncouver, Canad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uhan, Chi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ngkok, Thailan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scow, Russ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owbird, Utah, US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kyo, Jap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lantic City, New Jersey, US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ju Island, South Kore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attle, WA, US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isbane, Austra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icago, Illinois, US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co Island, Florida, US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va del Garda, Ital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ta Clara, California, US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ottsdale, Arizona, US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oul, South Kore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 Hague, The Netherlan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dansk, Pola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lasgow, Scotland, U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sbon, Portug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drid, Spa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nich, German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uket, Thaila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me, Ital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ville, Spa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anghai, Chi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sterdam, The Netherland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li, Indones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rlin, German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llas, Texas, US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lsinki, Finl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 Chi Minh City, Vietn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ohsiung, Taiw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oto, Jap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s Vegas, Nevada, US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lle, Fran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massol, Cypru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rakesh, Morroc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ttsburgh, Pennsylvania, US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 Diego, CA, US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encia, Spa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roclaw, Pol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i'an, Chi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lanta, Georgia, U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ngalore, Ind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uges, Belgi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ongqing, Chi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nver, Colorado, U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cerne, Switzerla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ami, Florida, U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iguatá, VENEZUEL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oroz, Sloven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ne, Ind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leigh, U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tiago, Chi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enzhen, Chi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ipei, Taiw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ssaloniki, Gree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amoura, Algarve, Portug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rsaw, Pola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elaide, Austra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chorage, Alaska, U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ras, Fra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ckland, New Zeala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tin, Texas, U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ston, MA, U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dapest, Hunga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enos Aires, Argent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lingame, CA, U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bridge, U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nnai, In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ermont-Ferrand, Fra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imbra, Portug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ádiz, Spa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uskininkai, Lithuan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ence, Ita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angzhou, Ch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milton, New Zeala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ngzhou, Ch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yderabad, In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takyushu, Jap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lagenfurt, Aust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s Angeles, California, U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cau, Ch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 Delhi, In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phos, Cypr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tiers, Fra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ga, Latv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 Jose, C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rrento Coast, Ita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uttgart, German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ento, Ita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tron near Krakow, Pola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tron, Pola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nice, Ita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etri Sul Mare, Salerno, Ita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Łódź, Pola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alborg, Denma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erdeen, Scotland, U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zu-Wakamatsu, Fukushima, Ja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ntea, Calabria, Ita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man, Jord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gsburg, German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i, Ita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icàssim, Sp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rdeaux, Fr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ssels, Belgi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gliari, Ita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bridge, MA, U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berra, Austra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cún, Mexic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ngsha, 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nia, Crete, Gree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ang Mai, Thail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chester, U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m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acow, Pol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sco, Per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nburgh, Scotland, U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dynia, Pol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fu, Ja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n Canaria, Spain, Euro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z, Austr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ifax, Nova Scotia, Can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oi, VietN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bin, 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tfordshire, U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ddersfield, U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bid, Jord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lamab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azawa, Ja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yakumari, I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y Largo, FL, U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chi, Ker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rtrijk, Belgi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Habana, Cu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keland, Florida, U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kawi, Malays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cca, Malays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tya, Turke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chester, 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seille (France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i, Hawaii, U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i, U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xico City, Mexic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lan, Ita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pellier, Fr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les, Ita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e, Fr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osia, Cypr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maha, Nebraska, U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atija, Croat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aka, Ja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trava, Czech Republ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ford, U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dova, Ita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ang, Malays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adelphia, PA, U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o de Janeiro, Braz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va del Garda, Trento, Ita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yadh, Saudi Arab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lt Lake City, Utah, U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lzburg, Austr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Jose, Costa R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o Paulo, Braz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pporo, Hokkaido, Ja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awak, Malays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ny Brook University, New York, U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zho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inn, ESTON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isoara, Roman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lm University, German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versity of Aizu, Aizu-Wakamatsu, Ja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paraiso, Chi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greb, Croat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urich, Switzerl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Coruña, Sp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dullah Gül University, Kayseri, Tur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rystwyth University, Aberystwyth,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a, 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hmedabad, 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saray, Tur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ghero/Sassari, Sardinia, 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cante, Sp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ahabad, 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ería, Sp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ritapuri, Kerala, 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eim, C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werp, Belg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lington, 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lomar, Califor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 Seri Begawan, Brun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grade, Serb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i Suef, Egy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en, Norw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b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n, 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ça - Portug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ndi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Columbia, 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aramanga, Colomb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arest, Rom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an, South Ko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ędlewo, Po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forni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e Town, South 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ff University,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huahua, Mé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re College, Cambridge,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rkson University, Potsdam, NY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j-Napoca, Rom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umbia University, New York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antine- Alg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enhagen, Denm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onou, Republic of Ben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ilhã, Portug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iova, Rom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enca, Ecuad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tiba, Braz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egu, South Ko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ejeon, Ko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ian, 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, 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ton, Oh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ft, The Netherla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ok, West 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roit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blin, Ire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nston, Illin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Lauderdale, Florid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Wayne, 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kuoka, 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chal, Madeira, Portug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hersburg, MD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way, Ire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va , Switzer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jón, Sp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 Coa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ville, South Carolin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yaquil, Ecuad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ru Nanak Institutions, Hyderabad, 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fa, Isra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mamet, Tuni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selt, Belg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tyai, Thai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delbe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aklion, Crete, Gre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bart, Austra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ywood, Florid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ston, Texas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inchu City, Taiw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e City, Vietn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heon, Ko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apolis, 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apolis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bul, Tur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itut Teknologi Brunei, Brun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land of Rhodes, GRE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syk Kul, Kyrgyzst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ipava - Petropolis, Braz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ipur, 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karta, Indone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sas City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mandu, Nep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unas, Lithu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zan, Rus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enchela, Alge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on Kaen, Thai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be, 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blenz, 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ala Coast, Hawaii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kata, 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bi, Thai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o Di Garda, Trento, 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una Hills, Califor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Placid, NY, US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peenran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na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den, The Netherla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 Sp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a, Per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erick City, Ire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coln, Nebras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rpool,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 Cabos, Me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, 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e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deburg, 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ng, Indone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tea, 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burg, 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hhad, Ir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achusetts Institute of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sue, 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lo Park, 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vlana Univers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neapolis, MN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video, Urugu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ntain View, C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house, 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rida, Mé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gasaki, 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goya, 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chang, Jiangxi, 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jing, 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tes, 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yang Technological Univers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Brunswick, New Jersey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Orleans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Taipei, Taiw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castle, Austra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î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örten-Hardenberg, 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ninsk, Rus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isha, 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rid, Republic of Macedo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enburg, Lower Saxony, 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ten, Switzer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ando, Florid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tawa, 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agadougou, Burkina Faso, West 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o Preto, Braz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erborn, 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ais des Congrès Neptune, Toulon, 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awan, Philipp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ama City, Pan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is, Villejuif, 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enix, Arizon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iesti, Rom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land, Oreg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Santo, Madeira, Portug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smouth,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sdam, 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znan, Po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eb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ebla, Cholula, Me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erto de la Cruz, Tenerife, Sp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ingdao, Shandong, 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inhuangd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bec, 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to, Ecuad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uit, Mauriti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gio di Calab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union Is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ykjavík, Ice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cella Jonica, RC, 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tov-on-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terdam, Netherla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rkela, Odisha, 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nt-Etienne, 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nt-Petersbu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man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Juan, Puerto R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Fe, New Mexico, US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orini Island, Gre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annah, Georgi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 Alam, Selangor, Malay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jah, U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aia, Rom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opje, Macedo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onchunhyang (SCH) University, Asan, Ko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Carolin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sburg, Rus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ford, C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llenbosch, South 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irling, Scotland,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ybrook, 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rovo, Slovak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Moon Lake, Taiw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nan, Taiw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kamatsu, 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ih Landis Hotel, Tainan, Taiw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hran, Ir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erife, Sp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eskids, Po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University of British Columb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Dau Mot City, Vietn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anjin, 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ana, Alb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ino/Turin, 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nto, 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er, 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msø, Norw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mk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 Davis, Davis, CA, 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QAM, Montreal, Qc. 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san, Ko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at Pompeu Fabra, Barcelo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Dayton, Dayton, Oh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Liège, Liège, Belg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Macau, Mac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Oxford,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Surrey, Guildford,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Twente, The Netherla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 University, Vell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azdin, Croat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liko Tarnovo, Bulga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liky Novgorod, Rus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toria, BC, 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nius, Lithu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os, Gre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erra (Pisa) Tusc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gzhou, 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gyakarta, Indone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kohama, 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rk, 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kopane, Pola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8:11:05.793306361</dc:date>
    <meta:editing-duration>PT6M4S</meta:editing-duration>
    <meta:editing-cycles>1</meta:editing-cycles>
    <meta:document-statistic meta:table-count="1" meta:cell-count="886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bar" chart:style-name="ch1">
        <chart:title svg:x="6.325cm" svg:y="0.316cm" chart:style-name="ch2">
          <text:p>Top 10 locations</text:p>
        </chart:title>
        <chart:legend chart:legend-position="end" svg:x="13.755cm" svg:y="4.203cm" style:legend-expansion="high" chart:style-name="ch3"/>
        <chart:plot-area chart:style-name="ch4" table:cell-range-address="output1.A2:output1.B12" chart:data-source-has-labels="column" svg:x="1.331cm" svg:y="1.275cm" svg:width="12.104cm" svg:height="6.569cm">
          <chartooo:coordinate-region svg:x="2.038cm" svg:y="1.275cm" svg:width="11.397cm" svg:height="3.09cm"/>
          <chart:axis chart:dimension="x" chart:name="primary-x" chart:style-name="ch5" chartooo:axis-type="auto">
            <chartooo:date-scale/>
            <chart:title svg:x="6.572cm" svg:y="8.024cm" chart:style-name="ch6">
              <text:p>City Name</text:p>
            </chart:title>
            <chart:categories table:cell-range-address="output1.A2:output1.A12"/>
          </chart:axis>
          <chart:axis chart:dimension="y" chart:name="primary-y" chart:style-name="ch7">
            <chart:title svg:x="0.451cm" svg:y="6.296cm" chart:style-name="ch8">
              <text:p>Number of conferences</text:p>
            </chart:title>
            <chart:grid chart:style-name="ch9" chart:class="major"/>
          </chart:axis>
          <chart:series chart:style-name="ch10" chart:values-cell-range-address="output1.B2:output1.B12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ngapore</text:p>
                <draw:g>
                  <svg:desc>output1.A2:output1.A12</svg:desc>
                </draw:g>
              </table:table-cell>
              <table:table-cell office:value-type="float" office:value="35">
                <text:p>35</text:p>
                <draw:g>
                  <svg:desc>output1.B2:output1.B12</svg:desc>
                </draw:g>
              </table:table-cell>
            </table:table-row>
            <table:table-row>
              <table:table-cell office:value-type="string">
                <text:p>New York, USA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Barcelona, Spai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orto, Portug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hengdu, Sichuan, China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Hong Kong, Chin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ubai, UA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eijing, Chin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Washington DC, US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thens, Greec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ondon, UK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51cm" svg:height="9.006cm" xlink:href=".." xlink:type="simple" chart:class="chart:bar" chart:style-name="ch1">
        <chart:title svg:x="12.62cm" svg:y="0.316cm" chart:style-name="ch2">
          <text:p>Number of conferences per city</text:p>
        </chart:title>
        <chart:legend chart:legend-position="end" svg:x="29.388cm" svg:y="4.204cm" style:legend-expansion="high" chart:style-name="ch3"/>
        <chart:plot-area chart:style-name="ch4" table:cell-range-address="output1.A2:output1.B443" chart:data-source-has-labels="column" svg:x="1.644cm" svg:y="1.275cm" svg:width="27.111cm" svg:height="6.57cm">
          <chartooo:coordinate-region svg:x="2.91cm" svg:y="1.275cm" svg:width="25.786cm" svg:height="2.19cm"/>
          <chart:axis chart:dimension="x" chart:name="primary-x" chart:style-name="ch5" chartooo:axis-type="auto">
            <chartooo:date-scale/>
            <chart:title svg:x="14.388cm" svg:y="8.025cm" chart:style-name="ch6">
              <text:p>City Name</text:p>
            </chart:title>
            <chart:categories table:cell-range-address="output1.A2:output1.A443"/>
          </chart:axis>
          <chart:axis chart:dimension="y" chart:name="primary-y" chart:style-name="ch7">
            <chart:title svg:x="0.451cm" svg:y="6.297cm" chart:style-name="ch8">
              <text:p>Number of conferences</text:p>
            </chart:title>
            <chart:grid chart:style-name="ch9" chart:class="major"/>
          </chart:axis>
          <chart:series chart:style-name="ch10" chart:values-cell-range-address="output1.B2:output1.B443" chart:class="chart:bar">
            <chart:data-point chart:repeated="4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ngapore</text:p>
                <draw:g>
                  <svg:desc>output1.A2:output1.A443</svg:desc>
                </draw:g>
              </table:table-cell>
              <table:table-cell office:value-type="float" office:value="35">
                <text:p>35</text:p>
                <draw:g>
                  <svg:desc>output1.B2:output1.B443</svg:desc>
                </draw:g>
              </table:table-cell>
            </table:table-row>
            <table:table-row>
              <table:table-cell office:value-type="string">
                <text:p>New York, USA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Barcelona, Spai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orto, Portug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hengdu, Sichuan, China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Hong Kong, Chin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ubai, UA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eijing, Chin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Washington DC, US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thens, Greec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ondon, UK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ienna, Austri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ontréal, Canad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aris, Franc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stanbul, Turkey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Kuala Lumpur, Malays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an Francisco, CA, US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ydney, Austral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ague, Czech Republic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enoa, Ital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lbourne, VIC, Australi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ulouse, Franc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ancouver, Canad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uhan, Chin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angkok, Thailan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scow, Russi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nowbird, Utah, US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okyo, Jap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tlantic City, New Jersey, US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eju Island, South Kore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eattle, WA, US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risbane, Australi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hicago, Illinois, US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rco Island, Florida, US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iva del Garda, Ital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anta Clara, California, US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cottsdale, Arizona, US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eoul, South Kore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e Hague, The Netherland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dansk, Polan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lasgow, Scotland, UK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sbon, Portuga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drid, Spai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unich, Germany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uket, Thailan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me, Italy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eville, Spai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hanghai, Chin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msterdam, The Netherland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ali, Indones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erlin, German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allas, Texas, US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elsinki, Finla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o Chi Minh City, Vietna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aohsiung, Taiw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yoto, Jap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as Vegas, Nevada, US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lle, Franc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massol, Cypru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rrakesh, Morrocc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ittsburgh, Pennsylvania, US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n Diego, CA, US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alencia, Spai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oclaw, Pola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Xi'an, Chin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tlanta, Georgia, US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angalore, Ind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ruges, Belgiu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ongqing, Chin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nver, Colorado, US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ucerne, Switzerla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iami, Florida, US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aiguatá, VENEZUEL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ortoroz, Sloven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une, Ind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aleigh, US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ntiago, Chi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henzhen, Chin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ipei, Taiw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essaloniki, Gree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ilamoura, Algarve, Portuga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arsaw, Pola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delaide, Austral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chorage, Alaska, US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ras, Franc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ckland, New Zealan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stin, Texas, US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oston, MA, US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dapest, Hungar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enos Aires, Argentin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rlingame, CA, US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mbridge, U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ennai, Ind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ermont-Ferrand, Franc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imbra, Portuga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ádiz, Spai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ruskininkai, Lithuan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lorence, Ital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uangzhou, Chin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amilton, New Zealan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angzhou, Chin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yderabad, Ind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itakyushu, Jap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lagenfurt, Aust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s Angeles, California, US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cau, Chin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w Delhi, Ind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phos, Cypru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oitiers, Franc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iga, Latv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n Jose, C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orrento Coast, Ital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uttgart, German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rento, Ital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stron near Krakow, Polan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stron, Polan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enice, Ital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ietri Sul Mare, Salerno, Ital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Łódź, Polan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alborg, Denmar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berdeen, Scotland, U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izu-Wakamatsu, Fukushima, Jap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mantea, Calabria, Ital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mman, Jord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gsburg, German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ari, Ital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nicàssim, Spa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rdeaux, Fran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russels, Belgiu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gliari, Ital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mbridge, MA, US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nberra, Austral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ncún, Mexic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angsha, Ch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ania, Crete, Gree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iang Mai, Thailan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lchester, U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lomb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acow, Polan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usco, Per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dinburgh, Scotland, U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dynia, Polan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ifu, Jap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an Canaria, Spain, Europ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az, Austr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lifax, Nova Scotia, Canad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noi, VietNa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bin, Ch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rtfordshire, U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uddersfield, U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rbid, Jord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lamaba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nazawa, Jap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nyakumari, Ind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ey Largo, FL, US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ochi, Keral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ortrijk, Belgiu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 Habana, Cub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keland, Florida, US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ngkawi, Malays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acca, Malays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atya, Turke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nchester, United Kingdo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seille (France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ui, Hawaii, US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ui, US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exico City, Mexic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lan, Ital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tpellier, Fran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aples, Ital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ce, Fran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cosia, Cypru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maha, Nebraska, US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atija, Croat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aka, Jap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trava, Czech Republi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xford, U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dova, Ital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enang, Malays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hiladelphia, PA, US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io de Janeiro, Brazi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iva del Garda, Trento, Ital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iyadh, Saudi Arab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lt Lake City, Utah, US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lzburg, Austr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n Jose, Costa Ric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o Paulo, Brazi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pporo, Hokkaido, Jap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rawak, Malays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ony Brook University, New York, US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zho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llinn, ESTON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misoara, Roman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lm University, German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niversity of Aizu, Aizu-Wakamatsu, Jap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alenc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alparaiso, Chi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agreb, Croat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urich, Switzerlan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 Coruña, Sp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bdullah Gül University, Kayseri, Turk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berystwyth University, Aberystwyth, U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gra, I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hmedabad, I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ksaray, Turk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ghero/Sassari, Sardinia, Ita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icante, Sp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lahabad, I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mería, Sp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ritapuri, Kerala, I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aheim, C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twerp, Belgi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lington, V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ilomar, Califor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hr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ndar Seri Begawan, Brune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lgrade, Serb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ni Suef, Egy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rgen, Norw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lba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nn, Germa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agança - Portug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indis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itish Columbia, Cana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une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caramanga, Colomb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charest, Rom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san, South Ko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ędlewo, Po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liforni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pe Town, South Afr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rdiff University, U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huahua, Méx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re College, Cambridge, U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rkson University, Potsdam, NY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j-Napoca, Rom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umbia University, New York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stantine- Algeri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penhagen, Denmar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tonou, Republic of Ben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vilhã, Portug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aiova, Rom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enca, Ecuado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ritiba, Braz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egu, South Ko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ejeon, Ko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lian, 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rmstadt, Germa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yton, Ohi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lft, The Netherlan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pok, West Jav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troit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ublin, Ire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anston, Illino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t Lauderdale, Florid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rt Wayne, 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ukuoka, Jap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unchal, Madeira, Portug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ithersburg, MD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lway, Ire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va , Switzer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ijón, Sp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ld Coa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enville, South Carolin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uayaquil, Ecuado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uru Nanak Institutions, Hyderabad, I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ifa, Isra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mmamet, Tuni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sselt, Belgi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tyai, Thai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idelbe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, Crete, Gree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bart, Austral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llywood, Florid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uston, Texas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sinchu City, Taiw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ue City, Vietna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cheon, Ko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ianapolis, 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ianapolis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bul, Turke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itut Teknologi Brunei, Brune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land of Rhodes, GREE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syk Kul, Kyrgyzst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aipava - Petropolis, Braz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ipur, I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karta, Indone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nsas City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tmandu, Nep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unas, Lithu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zan, Rus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henchela, Alger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hon Kaen, Thai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be, Jap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blenz, Germa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hala Coast, Hawaii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lkata, I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rabi, Thai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go Di Garda, Trento, Ita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guna Hills, Califor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ke Placid, NY, USA.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ppeenrant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rna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iden, The Netherlan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on Sp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ma, Per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merick City, Ire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coln, Nebrask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verpool, U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 Cabos, Mex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, 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dei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gdeburg, Germa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ang, Indone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atea, Ita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burg, Germa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shhad, Ir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ssachusetts Institute of Technolog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sue, Jap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nlo Park, 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vlana Univers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neapolis, MN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tevideo, Urugu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untain View, C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lhouse, 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érida, Méx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gasaki, Jap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goya, Jap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nchang, Jiangxi, 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njing, 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ntes, 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nyang Technological Univers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w Brunswick, New Jersey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w Orleans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w Taipei, Taiw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wcastle, Austral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îm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örten-Hardenberg, Germa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bninsk, Rus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disha, I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hrid, Republic of Macedo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ldenburg, Lower Saxony, Germa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lten, Switzer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ando, Florid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tawa, Cana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uagadougou, Burkina Faso, West Afr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uro Preto, Braz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derborn, Germa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lais des Congrès Neptune, Toulon, 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lawan, Philippin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nama City, Panam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is, Villejuif, 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oenix, Arizon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oiesti, Rom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rtland, Oreg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rto Santo, Madeira, Portug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rtsmouth, U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tsdam, Germa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znan, Po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ebl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ebla, Cholula, Mex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erto de la Cruz, Tenerife, Sp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ingdao, Shandong, 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inhuangda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bec, Cana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ito, Ecuado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ba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duit, Mauritiu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ggio di Calabr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union Is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ykjavík, Ice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ccella Jonica, RC, Ita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stov-on-D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tterdam, Netherlan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u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urkela, Odisha, I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int-Etienne, 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int-Petersbur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laman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n Juan, Puerto R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nta Fe, New Mexico, USA.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ntorini Island, Gree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vannah, Georgi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ah Alam, Selangor, Malay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arjah, UA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naia, Rom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opje, Macedo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onchunhyang (SCH) University, Asan, Ko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uth Carolin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. Petersburg, Rus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nford, C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ellenbosch, South Afr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irling, Scotland, U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ockhol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onybrook, 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urovo, Slovak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n Moon Lake, Taiw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inan, Taiw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kamatsu, Jap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yih Landis Hotel, Tainan, Taiw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hran, Ir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nerife, Sp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Beskids, Po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University of British Columb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u Dau Mot City, Vietna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anjin, 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rana, Alb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rino/Turin, Ital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ronto, Cana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ier, Germa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omsø, Norw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mku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ni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C Davis, Davis, CA, 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QAM, Montreal, Qc. Cana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lsan, Ko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iversitat Pompeu Fabra, Barcelo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iversity of Dayton, Dayton, Ohi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iversity of Liège, Liège, Belgi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iversity of Macau, Maca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iversity of Oxford, U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iversity of Surrey, Guildford, U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iversity of Twente, The Netherlan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T University, Vello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razdin, Croat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liko Tarnovo, Bulgar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liky Novgorod, Rus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ctoria, BC, Cana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lnius, Lithu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olos, Gree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olterra (Pisa) Tuscan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st Beng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angzhou, 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ogyakarta, Indone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okohama, Jap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ork, U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kopane, Poland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